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style:line-height-at-least="0.423cm" fo:widows="1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423cm" fo:widows="1" fo:text-indent="0cm" style:auto-text-indent="false"/>
      <style:text-properties officeooo:paragraph-rsid="00263884"/>
    </style:style>
    <style:style style:name="P3" style:family="paragraph" style:parent-style-name="Standard">
      <style:paragraph-properties fo:margin-left="0cm" fo:margin-right="0cm" fo:margin-top="0cm" fo:margin-bottom="0cm" loext:contextual-spacing="false" style:line-height-at-least="0.423cm" fo:widows="1" fo:text-indent="0cm" style:auto-text-indent="false"/>
      <style:text-properties fo:font-variant="normal" fo:text-transform="none" fo:color="#000000" style:font-name="monospace" fo:font-size="9pt" fo:letter-spacing="normal" fo:font-style="normal" fo:font-weight="normal" fo:background-color="transparent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style:line-height-at-least="0.423cm" fo:widows="1" fo:text-indent="0cm" style:auto-text-indent="false"/>
      <style:text-properties fo:font-variant="normal" fo:text-transform="none" fo:color="#000000" style:font-name="monospace" fo:font-size="9pt" fo:letter-spacing="normal" fo:font-style="normal" fo:font-weight="normal" officeooo:paragraph-rsid="00263884" fo:background-color="transparent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423cm" fo:widows="1" fo:text-indent="0cm" style:auto-text-indent="false"/>
      <style:text-properties fo:font-variant="normal" fo:text-transform="none" fo:color="#000000" style:font-name="monospace" fo:font-size="12.5pt" fo:letter-spacing="normal" fo:font-style="normal" fo:font-weight="normal" fo:background-color="transparent" style:font-size-asian="12.5pt" style:font-size-complex="12.5pt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423cm" fo:widows="1" fo:text-indent="0cm" style:auto-text-indent="false"/>
      <style:text-properties fo:font-variant="normal" fo:text-transform="none" fo:color="#000000" style:font-name="monospace" fo:font-size="12.5pt" fo:letter-spacing="normal" fo:font-style="normal" fo:font-weight="normal" officeooo:paragraph-rsid="00263884" fo:background-color="transparent" style:font-size-asian="12.5pt" style:font-size-complex="12.5p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style:line-height-at-least="0.423cm" fo:widows="1" fo:text-indent="0cm" style:auto-text-indent="false"/>
      <style:text-properties style:font-name="Monospace" fo:font-size="10pt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font-name="monospace" fo:font-size="12.5pt" fo:letter-spacing="normal" fo:font-style="normal" fo:font-weight="normal" officeooo:paragraph-rsid="00263884" fo:background-color="transparent" style:font-size-asian="12.5pt" style:font-size-complex="12.5pt" loext:padding="0cm" loext:border="none"/>
    </style:style>
    <style:style style:name="P9" style:family="paragraph" style:parent-style-name="Standard">
      <style:text-properties fo:font-variant="normal" fo:text-transform="none" fo:color="#000000" style:font-name="monospace" fo:font-size="12.5pt" fo:letter-spacing="normal" fo:font-style="normal" fo:font-weight="normal" fo:background-color="transparent" style:font-size-asian="12.5pt" style:font-size-complex="12.5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423cm" fo:widows="1" fo:text-indent="0cm" style:auto-text-indent="false"/>
      <style:text-properties fo:font-variant="normal" fo:text-transform="none" fo:color="#000000" style:font-name="monospace" fo:font-size="12.5pt" fo:letter-spacing="normal" fo:font-style="normal" fo:font-weight="normal" officeooo:paragraph-rsid="00263884" fo:background-color="transparent" style:font-size-asian="12.5pt" style:font-size-complex="12.5pt" loext:padding="0cm" loext:border="none"/>
    </style:style>
    <style:style style:name="T1" style:family="text">
      <style:text-properties fo:font-variant="normal" fo:text-transform="none" fo:color="#000000" style:font-name="Monospace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2" style:family="text">
      <style:text-properties fo:font-variant="normal" fo:text-transform="none" fo:color="#000000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000000" fo:letter-spacing="normal" fo:font-style="normal" fo:font-weight="normal" officeooo:rsid="00263884" fo:background-color="transparent" loext:char-shading-value="0" loext:padding="0cm" loext:border="none"/>
    </style:style>
    <style:style style:name="T4" style:family="text">
      <style:text-properties fo:font-variant="normal" fo:text-transform="none" fo:color="#000000" fo:letter-spacing="normal" fo:font-style="normal" fo:font-weight="normal" officeooo:rsid="00289837" fo:background-color="transparent" loext:char-shading-value="0" loext:padding="0cm" loext:border="none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text-underline-style="solid" style:text-underline-width="auto" style:text-underline-color="font-color" officeooo:rsid="00249e78"/>
    </style:style>
    <style:style style:name="T7" style:family="text">
      <style:text-properties fo:color="#000000" style:text-underline-style="solid" style:text-underline-width="auto" style:text-underline-color="font-color" officeooo:rsid="00263884"/>
    </style:style>
    <style:style style:name="T8" style:family="text">
      <style:text-properties fo:color="#000000" style:text-underline-style="solid" style:text-underline-width="auto" style:text-underline-color="font-color" officeooo:rsid="00289837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officeooo:rsid="00263884"/>
    </style:style>
    <style:style style:name="T11" style:family="text">
      <style:text-properties officeooo:rsid="0028983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@prefix </text:span><text:span text:style-name="T4">x</text:span><text:span text:style-name="T2">: &lt;</text:span><text:span text:style-name="T5">http://etherpad.lobid.org/p/</text:span><text:span text:style-name="T6">swib15</text:span><text:span text:style-name="T5">-ws-</text:span><text:span text:style-name="T8">x</text:span><text:span text:style-name="T2">&gt; .</text:span></text:p>
      <text:section text:style-name="Sect1" text:name="magicdomid3">
        <text:p text:style-name="P1"><text:span text:style-name="T1">@prefix schema: &lt;</text:span><text:a xlink:type="simple" xlink:href="http://schema.org/" text:style-name="Internet_20_link" text:visited-style-name="Visited_20_Internet_20_Link"><text:span text:style-name="T9">http://schema.org/</text:span></text:a><text:span text:style-name="T1">&gt; .</text:span></text:p>
      </text:section>
      <text:section text:style-name="Sect1" text:name="magicdomid4">
        <text:p text:style-name="P3"/>
        <text:p text:style-name="P3"/>
        <text:p text:style-name="P3"/>
        <text:p text:style-name="P3"/>
      </text:section>
      <text:section text:style-name="Sect1" text:name="magicdomid5">
        <text:p text:style-name="P5"><text:span text:style-name="T11">x</text:span>:___ schema:name <text:s text:c="4"/>"___________________" .</text:p>
        <text:p text:style-name="P5"/>
        <text:p text:style-name="P5"/>
        <text:p text:style-name="P5"/>
      </text:section>
      <text:section text:style-name="Sect1" text:name="magicdomid6">
        <text:p text:style-name="P5"><text:span text:style-name="T11">x</text:span>:___ schema:location "___________________" .</text:p>
      </text:section>
      <text:p text:style-name="P9"><text:span text:style-name="T2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1.401cm" fo:margin-right="1.4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ka47 </meta:initial-creator>
    <meta:creation-date>2015-10-26T15:56:24.300212329</meta:creation-date>
    <meta:printed-by>acka47 </meta:printed-by>
    <meta:print-date>2015-11-18T16:38:28.722271888</meta:print-date>
    <dc:date>2016-07-11T15:34:42.966889442</dc:date>
    <dc:creator>acka47 </dc:creator>
    <meta:editing-duration>PT1M57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4" meta:word-count="16" meta:character-count="182" meta:non-whitespace-character-count="166"/>
  </office:meta>
</office:document-meta>
</file>